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ToEnumeration.hasMore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ratorToEnumeration.IteratorToEnumeration( Iterator 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ToEnumeration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